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6" style:family="paragraph">
      <style:paragraph-properties fo:margin-left="0.318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text-position="super 58%" style:font-name="Segoe UI" fo:font-size="7pt" fo:font-style="italic" style:font-name-asian="Segoe UI" style:font-size-asian="7pt" style:font-style-asian="italic" style:font-name-complex="Segoe UI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Old Testament</text:span></text:p>
            <text:p text:style-name="P1"><text:span text:style-name="T2">Isaiah 55:1–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766cm" svg:x="1.778cm" svg:y="1.016cm">
          <draw:text-box>
            <text:p text:style-name="P4"><text:span text:style-name="T3">1</text:span><text:span text:style-name="T4">“Come, everyone who thirsts, come to the waters; and he who has no money, come, </text:span></text:p>
            <text:p text:style-name="P4"><text:span text:style-name="T4">buy and eat!</text:span></text:p>
            <text:p text:style-name="P4"><text:span text:style-name="T4">Come, buy wine and milkwithout money and without pri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766cm" svg:x="1.778cm" svg:y="1.016cm">
          <draw:text-box>
            <text:p text:style-name="P4"><text:span text:style-name="T5">2</text:span><text:span text:style-name="T4">Why do you spend your money for that which is not bread, and your labor for that which does not satisfy?</text:span></text:p>
            <text:p text:style-name="P4"><text:span text:style-name="T4">Listen diligently to me, and eat what is good, and delight yourselves in rich f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384cm" svg:height="6.263cm" svg:x="1.778cm" svg:y="1.016cm">
          <draw:text-box>
            <text:p text:style-name="P4"><text:span text:style-name="T6">3</text:span><text:span text:style-name="T7">Incline your ear, and come to me; </text:span></text:p>
            <text:p text:style-name="P4"><text:span text:style-name="T7">hear, that your soul may live;</text:span></text:p>
            <text:p text:style-name="P4"><text:span text:style-name="T7">and I will make with you an everlasting covenant, my steadfast, sure love for Davi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5" draw:text-style-name="P5" draw:layer="layout" svg:width="24.384cm" svg:height="3.257cm" svg:x="1.778cm" svg:y="1.016cm">
          <draw:text-box>
            <text:p text:style-name="P4"><text:span text:style-name="T5">4</text:span><text:span text:style-name="T4">Behold, I made him a witness to the peoples,</text:span></text:p>
            <text:p text:style-name="P6"><text:span text:style-name="T4">a leader and commander for the peopl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3" draw:text-style-name="P7" draw:layer="layout" svg:width="24.638cm" svg:height="7.766cm" svg:x="1.524cm" svg:y="1.016cm">
          <draw:text-box>
            <text:p text:style-name="P4"><text:span text:style-name="T8"><text:s/></text:span><text:span text:style-name="T5">5</text:span><text:span text:style-name="T4">Behold, you shall call a nation that you do not know, and a nation that did not know you shall run to you,</text:span></text:p>
            <text:p text:style-name="P4"><text:span text:style-name="T4">because of the LORD your God, and of the Holy One of Israel, for he has glorified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22:30:19.306000000</meta:creation-date>
    <dc:title>bluwht blank</dc:title>
    <meta:editing-duration>PT1M50S</meta:editing-duration>
    <meta:editing-cycles>5</meta:editing-cycles>
    <meta:generator>LibreOffice/5.4.0.3$Windows_X86_64 LibreOffice_project/7556cbc6811c9d992f4064ab9287069087d7f62c</meta:generator>
    <dc:date>2017-08-03T17:35:24.160000000</dc:date>
    <meta:document-statistic meta:object-count="50"/>
  </office:meta>
</office:document-meta>
</file>